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9.1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5.78mm" svg:y="203.19mm">
            <loext:p draw:notify-on-update-of-ranges="Hoja1.B36:Hoja1.E36 Hoja1.A37:Hoja1.A37 Hoja1.B37:Hoja1.E37 Hoja1.A38:Hoja1.A38 Hoja1.B38:Hoja1.E38 Hoja1.A39:Hoja1.A39 Hoja1.B39:Hoja1.E39 Hoja1.A40:Hoja1.A40 Hoja1.B40:Hoja1.E40 Hoja1.A41:Hoja1.A41 Hoja1.B41:Hoja1.E41 Hoja1.A42:Hoja1.A42 Hoja1.B42:Hoja1.E4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Marcos Avilés Luque</text:p>
          </table:table-cell>
          <table:table-cell table:number-columns-repeated="11"/>
        </table:table-row>
        <table:table-row table:style-name="ro2" table:number-rows-repeated="9">
          <table:table-cell table:number-columns-repeated="13"/>
        </table:table-row>
        <table:table-row table:style-name="ro2">
          <table:table-cell table:style-name="ce1" office:value-type="string" calcext:value-type="string" table:number-columns-spanned="2" table:number-rows-spanned="1">
            <text:p>Primera Lista de numeros </text:p>
          </table:table-cell>
          <table:covered-table-cell office:value-type="float" office:value="0" calcext:value-type="float">
            <text:p>0</text:p>
          </table:covered-table-cell>
          <table:table-cell table:number-columns-repeated="10"/>
          <table:table-cell office:value-type="string" calcext:value-type="string">
            <text:p>Promedio</text:p>
          </table:table-cell>
        </table:table-row>
        <table:table-row table:style-name="ro3">
          <table:table-cell office:value-type="string" calcext:value-type="string">
            <text:p>parity1</text:p>
          </table:table-cell>
          <table:table-cell office:value-type="float" office:value="181979" calcext:value-type="float">
            <text:p>181979</text:p>
          </table:table-cell>
          <table:table-cell office:value-type="float" office:value="182202" calcext:value-type="float">
            <text:p>182202</text:p>
          </table:table-cell>
          <table:table-cell office:value-type="float" office:value="176755" calcext:value-type="float">
            <text:p>176755</text:p>
          </table:table-cell>
          <table:table-cell office:value-type="float" office:value="175681" calcext:value-type="float">
            <text:p>175681</text:p>
          </table:table-cell>
          <table:table-cell office:value-type="float" office:value="180334" calcext:value-type="float">
            <text:p>180334</text:p>
          </table:table-cell>
          <table:table-cell office:value-type="float" office:value="177693" calcext:value-type="float">
            <text:p>177693</text:p>
          </table:table-cell>
          <table:table-cell office:value-type="float" office:value="182294" calcext:value-type="float">
            <text:p>182294</text:p>
          </table:table-cell>
          <table:table-cell office:value-type="float" office:value="176654" calcext:value-type="float">
            <text:p>176654</text:p>
          </table:table-cell>
          <table:table-cell office:value-type="float" office:value="188523" calcext:value-type="float">
            <text:p>188523</text:p>
          </table:table-cell>
          <table:table-cell office:value-type="float" office:value="178983" calcext:value-type="float">
            <text:p>178983</text:p>
          </table:table-cell>
          <table:table-cell office:value-type="float" office:value="219225" calcext:value-type="float">
            <text:p>219225</text:p>
          </table:table-cell>
          <table:table-cell table:formula="of:=AVERAGE( [.B12:.L12])" office:value-type="float" office:value="183665.727272727" calcext:value-type="float">
            <text:p>183665,727272727</text:p>
          </table:table-cell>
        </table:table-row>
        <table:table-row table:style-name="ro3">
          <table:table-cell office:value-type="string" calcext:value-type="string">
            <text:p>parity2</text:p>
          </table:table-cell>
          <table:table-cell office:value-type="float" office:value="101618" calcext:value-type="float">
            <text:p>101618</text:p>
          </table:table-cell>
          <table:table-cell office:value-type="float" office:value="101025" calcext:value-type="float">
            <text:p>101025</text:p>
          </table:table-cell>
          <table:table-cell office:value-type="float" office:value="97267" calcext:value-type="float">
            <text:p>97267</text:p>
          </table:table-cell>
          <table:table-cell office:value-type="float" office:value="98694" calcext:value-type="float">
            <text:p>98694</text:p>
          </table:table-cell>
          <table:table-cell office:value-type="float" office:value="98835" calcext:value-type="float">
            <text:p>98835</text:p>
          </table:table-cell>
          <table:table-cell office:value-type="float" office:value="96867" calcext:value-type="float">
            <text:p>96867</text:p>
          </table:table-cell>
          <table:table-cell office:value-type="float" office:value="132227" calcext:value-type="float">
            <text:p>132227</text:p>
          </table:table-cell>
          <table:table-cell office:value-type="float" office:value="96726" calcext:value-type="float">
            <text:p>96726</text:p>
          </table:table-cell>
          <table:table-cell office:value-type="float" office:value="99368" calcext:value-type="float">
            <text:p>99368</text:p>
          </table:table-cell>
          <table:table-cell office:value-type="float" office:value="97772" calcext:value-type="float">
            <text:p>97772</text:p>
          </table:table-cell>
          <table:table-cell office:value-type="float" office:value="113490" calcext:value-type="float">
            <text:p>113490</text:p>
          </table:table-cell>
          <table:table-cell table:formula="of:=AVERAGE( [.B13:.L13])" office:value-type="float" office:value="103080.818181818" calcext:value-type="float">
            <text:p>103080,818181818</text:p>
          </table:table-cell>
        </table:table-row>
        <table:table-row table:style-name="ro3">
          <table:table-cell office:value-type="string" calcext:value-type="string">
            <text:p>parity3</text:p>
          </table:table-cell>
          <table:table-cell office:value-type="float" office:value="102335" calcext:value-type="float">
            <text:p>102335</text:p>
          </table:table-cell>
          <table:table-cell office:value-type="float" office:value="100373" calcext:value-type="float">
            <text:p>100373</text:p>
          </table:table-cell>
          <table:table-cell office:value-type="float" office:value="106921" calcext:value-type="float">
            <text:p>106921</text:p>
          </table:table-cell>
          <table:table-cell office:value-type="float" office:value="97293" calcext:value-type="float">
            <text:p>97293</text:p>
          </table:table-cell>
          <table:table-cell office:value-type="float" office:value="100528" calcext:value-type="float">
            <text:p>100528</text:p>
          </table:table-cell>
          <table:table-cell office:value-type="float" office:value="97209" calcext:value-type="float">
            <text:p>97209</text:p>
          </table:table-cell>
          <table:table-cell office:value-type="float" office:value="137766" calcext:value-type="float">
            <text:p>137766</text:p>
          </table:table-cell>
          <table:table-cell office:value-type="float" office:value="100399" calcext:value-type="float">
            <text:p>100399</text:p>
          </table:table-cell>
          <table:table-cell office:value-type="float" office:value="97403" calcext:value-type="float">
            <text:p>97403</text:p>
          </table:table-cell>
          <table:table-cell office:value-type="float" office:value="98638" calcext:value-type="float">
            <text:p>98638</text:p>
          </table:table-cell>
          <table:table-cell office:value-type="float" office:value="99896" calcext:value-type="float">
            <text:p>99896</text:p>
          </table:table-cell>
          <table:table-cell table:formula="of:=AVERAGE( [.B14:.L14])" office:value-type="float" office:value="103523.727272727" calcext:value-type="float">
            <text:p>103523,727272727</text:p>
          </table:table-cell>
        </table:table-row>
        <table:table-row table:style-name="ro3">
          <table:table-cell office:value-type="string" calcext:value-type="string">
            <text:p>parity4</text:p>
          </table:table-cell>
          <table:table-cell office:value-type="float" office:value="35393" calcext:value-type="float">
            <text:p>35393</text:p>
          </table:table-cell>
          <table:table-cell office:value-type="float" office:value="34445" calcext:value-type="float">
            <text:p>34445</text:p>
          </table:table-cell>
          <table:table-cell office:value-type="float" office:value="31735" calcext:value-type="float">
            <text:p>31735</text:p>
          </table:table-cell>
          <table:table-cell office:value-type="float" office:value="35279" calcext:value-type="float">
            <text:p>35279</text:p>
          </table:table-cell>
          <table:table-cell office:value-type="float" office:value="32625" calcext:value-type="float">
            <text:p>32625</text:p>
          </table:table-cell>
          <table:table-cell office:value-type="float" office:value="32378" calcext:value-type="float">
            <text:p>32378</text:p>
          </table:table-cell>
          <table:table-cell office:value-type="float" office:value="43372" calcext:value-type="float">
            <text:p>43372</text:p>
          </table:table-cell>
          <table:table-cell office:value-type="float" office:value="31617" calcext:value-type="float">
            <text:p>31617</text:p>
          </table:table-cell>
          <table:table-cell office:value-type="float" office:value="31251" calcext:value-type="float">
            <text:p>31251</text:p>
          </table:table-cell>
          <table:table-cell office:value-type="float" office:value="33883" calcext:value-type="float">
            <text:p>33883</text:p>
          </table:table-cell>
          <table:table-cell office:value-type="float" office:value="33372" calcext:value-type="float">
            <text:p>33372</text:p>
          </table:table-cell>
          <table:table-cell table:formula="of:=AVERAGE( [.B15:.L15])" office:value-type="float" office:value="34122.7272727273" calcext:value-type="float">
            <text:p>34122,7272727273</text:p>
          </table:table-cell>
        </table:table-row>
        <table:table-row table:style-name="ro3">
          <table:table-cell office:value-type="string" calcext:value-type="string">
            <text:p>parity5</text:p>
          </table:table-cell>
          <table:table-cell office:value-type="float" office:value="71177" calcext:value-type="float">
            <text:p>71177</text:p>
          </table:table-cell>
          <table:table-cell office:value-type="float" office:value="70576" calcext:value-type="float">
            <text:p>70576</text:p>
          </table:table-cell>
          <table:table-cell office:value-type="float" office:value="68794" calcext:value-type="float">
            <text:p>68794</text:p>
          </table:table-cell>
          <table:table-cell office:value-type="float" office:value="68677" calcext:value-type="float">
            <text:p>68677</text:p>
          </table:table-cell>
          <table:table-cell office:value-type="float" office:value="68799" calcext:value-type="float">
            <text:p>68799</text:p>
          </table:table-cell>
          <table:table-cell office:value-type="float" office:value="68471" calcext:value-type="float">
            <text:p>68471</text:p>
          </table:table-cell>
          <table:table-cell office:value-type="float" office:value="101604" calcext:value-type="float">
            <text:p>101604</text:p>
          </table:table-cell>
          <table:table-cell office:value-type="float" office:value="71244" calcext:value-type="float">
            <text:p>71244</text:p>
          </table:table-cell>
          <table:table-cell office:value-type="float" office:value="70779" calcext:value-type="float">
            <text:p>70779</text:p>
          </table:table-cell>
          <table:table-cell office:value-type="float" office:value="69917" calcext:value-type="float">
            <text:p>69917</text:p>
          </table:table-cell>
          <table:table-cell office:value-type="float" office:value="72020" calcext:value-type="float">
            <text:p>72020</text:p>
          </table:table-cell>
          <table:table-cell table:formula="of:=AVERAGE( [.B16:.L16])" office:value-type="float" office:value="72914.3636363636" calcext:value-type="float">
            <text:p>72914,3636363636</text:p>
          </table:table-cell>
        </table:table-row>
        <table:table-row table:style-name="ro3">
          <table:table-cell office:value-type="string" calcext:value-type="string">
            <text:p>parity6</text:p>
          </table:table-cell>
          <table:table-cell office:value-type="float" office:value="6054" calcext:value-type="float">
            <text:p>6054</text:p>
          </table:table-cell>
          <table:table-cell office:value-type="float" office:value="6201" calcext:value-type="float">
            <text:p>6201</text:p>
          </table:table-cell>
          <table:table-cell office:value-type="float" office:value="6009" calcext:value-type="float">
            <text:p>6009</text:p>
          </table:table-cell>
          <table:table-cell office:value-type="float" office:value="6262" calcext:value-type="float">
            <text:p>6262</text:p>
          </table:table-cell>
          <table:table-cell office:value-type="float" office:value="6218" calcext:value-type="float">
            <text:p>6218</text:p>
          </table:table-cell>
          <table:table-cell office:value-type="float" office:value="5985" calcext:value-type="float">
            <text:p>5985</text:p>
          </table:table-cell>
          <table:table-cell office:value-type="float" office:value="6198" calcext:value-type="float">
            <text:p>6198</text:p>
          </table:table-cell>
          <table:table-cell office:value-type="float" office:value="5942" calcext:value-type="float">
            <text:p>5942</text:p>
          </table:table-cell>
          <table:table-cell office:value-type="float" office:value="7935" calcext:value-type="float">
            <text:p>7935</text:p>
          </table:table-cell>
          <table:table-cell office:value-type="float" office:value="6135" calcext:value-type="float">
            <text:p>6135</text:p>
          </table:table-cell>
          <table:table-cell office:value-type="float" office:value="6560" calcext:value-type="float">
            <text:p>6560</text:p>
          </table:table-cell>
          <table:table-cell table:formula="of:=AVERAGE( [.B17:.L17])" office:value-type="float" office:value="6318.09090909091" calcext:value-type="float">
            <text:p>6318,0909090909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style-name="ce1" office:value-type="string" calcext:value-type="string" table:number-columns-spanned="2" table:number-rows-spanned="1">
            <text:p>Segunda Lista de numeros </text:p>
          </table:table-cell>
          <table:covered-table-cell office:value-type="float" office:value="0" calcext:value-type="float">
            <text:p>0</text:p>
          </table:covered-table-cell>
          <table:table-cell table:number-columns-repeated="10"/>
          <table:table-cell office:value-type="string" calcext:value-type="string">
            <text:p>Promedio</text:p>
          </table:table-cell>
        </table:table-row>
        <table:table-row table:style-name="ro3">
          <table:table-cell office:value-type="string" calcext:value-type="string">
            <text:p>parity1</text:p>
          </table:table-cell>
          <table:table-cell office:value-type="float" office:value="172630" calcext:value-type="float">
            <text:p>172630</text:p>
          </table:table-cell>
          <table:table-cell office:value-type="float" office:value="179906" calcext:value-type="float">
            <text:p>179906</text:p>
          </table:table-cell>
          <table:table-cell office:value-type="float" office:value="179599" calcext:value-type="float">
            <text:p>179599</text:p>
          </table:table-cell>
          <table:table-cell office:value-type="float" office:value="183796" calcext:value-type="float">
            <text:p>183796</text:p>
          </table:table-cell>
          <table:table-cell office:value-type="float" office:value="179354" calcext:value-type="float">
            <text:p>179354</text:p>
          </table:table-cell>
          <table:table-cell office:value-type="float" office:value="176404" calcext:value-type="float">
            <text:p>176404</text:p>
          </table:table-cell>
          <table:table-cell office:value-type="float" office:value="177572" calcext:value-type="float">
            <text:p>177572</text:p>
          </table:table-cell>
          <table:table-cell office:value-type="float" office:value="178147" calcext:value-type="float">
            <text:p>178147</text:p>
          </table:table-cell>
          <table:table-cell office:value-type="float" office:value="177416" calcext:value-type="float">
            <text:p>177416</text:p>
          </table:table-cell>
          <table:table-cell office:value-type="float" office:value="174898" calcext:value-type="float">
            <text:p>174898</text:p>
          </table:table-cell>
          <table:table-cell office:value-type="float" office:value="173402" calcext:value-type="float">
            <text:p>173402</text:p>
          </table:table-cell>
          <table:table-cell table:formula="of:=AVERAGE( [.B20:.L20])" office:value-type="float" office:value="177556.727272727" calcext:value-type="float">
            <text:p>177556,727272727</text:p>
          </table:table-cell>
        </table:table-row>
        <table:table-row table:style-name="ro3">
          <table:table-cell office:value-type="string" calcext:value-type="string">
            <text:p>parity2</text:p>
          </table:table-cell>
          <table:table-cell office:value-type="float" office:value="99756" calcext:value-type="float">
            <text:p>99756</text:p>
          </table:table-cell>
          <table:table-cell office:value-type="float" office:value="97114" calcext:value-type="float">
            <text:p>97114</text:p>
          </table:table-cell>
          <table:table-cell office:value-type="float" office:value="96949" calcext:value-type="float">
            <text:p>96949</text:p>
          </table:table-cell>
          <table:table-cell office:value-type="float" office:value="97055" calcext:value-type="float">
            <text:p>97055</text:p>
          </table:table-cell>
          <table:table-cell office:value-type="float" office:value="96724" calcext:value-type="float">
            <text:p>96724</text:p>
          </table:table-cell>
          <table:table-cell office:value-type="float" office:value="97882" calcext:value-type="float">
            <text:p>97882</text:p>
          </table:table-cell>
          <table:table-cell office:value-type="float" office:value="97521" calcext:value-type="float">
            <text:p>97521</text:p>
          </table:table-cell>
          <table:table-cell office:value-type="float" office:value="99733" calcext:value-type="float">
            <text:p>99733</text:p>
          </table:table-cell>
          <table:table-cell office:value-type="float" office:value="97298" calcext:value-type="float">
            <text:p>97298</text:p>
          </table:table-cell>
          <table:table-cell office:value-type="float" office:value="96292" calcext:value-type="float">
            <text:p>96292</text:p>
          </table:table-cell>
          <table:table-cell office:value-type="float" office:value="97693" calcext:value-type="float">
            <text:p>97693</text:p>
          </table:table-cell>
          <table:table-cell table:formula="of:=AVERAGE( [.B21:.L21])" office:value-type="float" office:value="97637.9090909091" calcext:value-type="float">
            <text:p>97637,9090909091</text:p>
          </table:table-cell>
        </table:table-row>
        <table:table-row table:style-name="ro3">
          <table:table-cell office:value-type="string" calcext:value-type="string">
            <text:p>parity3</text:p>
          </table:table-cell>
          <table:table-cell office:value-type="float" office:value="119075" calcext:value-type="float">
            <text:p>119075</text:p>
          </table:table-cell>
          <table:table-cell office:value-type="float" office:value="97788" calcext:value-type="float">
            <text:p>97788</text:p>
          </table:table-cell>
          <table:table-cell office:value-type="float" office:value="98558" calcext:value-type="float">
            <text:p>98558</text:p>
          </table:table-cell>
          <table:table-cell office:value-type="float" office:value="97605" calcext:value-type="float">
            <text:p>97605</text:p>
          </table:table-cell>
          <table:table-cell office:value-type="float" office:value="97284" calcext:value-type="float">
            <text:p>97284</text:p>
          </table:table-cell>
          <table:table-cell office:value-type="float" office:value="107466" calcext:value-type="float">
            <text:p>107466</text:p>
          </table:table-cell>
          <table:table-cell office:value-type="float" office:value="98326" calcext:value-type="float">
            <text:p>98326</text:p>
          </table:table-cell>
          <table:table-cell office:value-type="float" office:value="98018" calcext:value-type="float">
            <text:p>98018</text:p>
          </table:table-cell>
          <table:table-cell office:value-type="float" office:value="97971" calcext:value-type="float">
            <text:p>97971</text:p>
          </table:table-cell>
          <table:table-cell office:value-type="float" office:value="97004" calcext:value-type="float">
            <text:p>97004</text:p>
          </table:table-cell>
          <table:table-cell office:value-type="float" office:value="99181" calcext:value-type="float">
            <text:p>99181</text:p>
          </table:table-cell>
          <table:table-cell table:formula="of:=AVERAGE( [.B22:.L22])" office:value-type="float" office:value="100752.363636364" calcext:value-type="float">
            <text:p>100752,363636364</text:p>
          </table:table-cell>
        </table:table-row>
        <table:table-row table:style-name="ro3">
          <table:table-cell office:value-type="string" calcext:value-type="string">
            <text:p>parity4</text:p>
          </table:table-cell>
          <table:table-cell office:value-type="float" office:value="32381" calcext:value-type="float">
            <text:p>32381</text:p>
          </table:table-cell>
          <table:table-cell office:value-type="float" office:value="32060" calcext:value-type="float">
            <text:p>32060</text:p>
          </table:table-cell>
          <table:table-cell office:value-type="float" office:value="31419" calcext:value-type="float">
            <text:p>31419</text:p>
          </table:table-cell>
          <table:table-cell office:value-type="float" office:value="31301" calcext:value-type="float">
            <text:p>31301</text:p>
          </table:table-cell>
          <table:table-cell office:value-type="float" office:value="32559" calcext:value-type="float">
            <text:p>32559</text:p>
          </table:table-cell>
          <table:table-cell office:value-type="float" office:value="32867" calcext:value-type="float">
            <text:p>32867</text:p>
          </table:table-cell>
          <table:table-cell office:value-type="float" office:value="33536" calcext:value-type="float">
            <text:p>33536</text:p>
          </table:table-cell>
          <table:table-cell office:value-type="float" office:value="32755" calcext:value-type="float">
            <text:p>32755</text:p>
          </table:table-cell>
          <table:table-cell office:value-type="float" office:value="31599" calcext:value-type="float">
            <text:p>31599</text:p>
          </table:table-cell>
          <table:table-cell office:value-type="float" office:value="30304" calcext:value-type="float">
            <text:p>30304</text:p>
          </table:table-cell>
          <table:table-cell office:value-type="float" office:value="32092" calcext:value-type="float">
            <text:p>32092</text:p>
          </table:table-cell>
          <table:table-cell table:formula="of:=AVERAGE( [.B23:.L23])" office:value-type="float" office:value="32079.3636363636" calcext:value-type="float">
            <text:p>32079,3636363636</text:p>
          </table:table-cell>
        </table:table-row>
        <table:table-row table:style-name="ro3">
          <table:table-cell office:value-type="string" calcext:value-type="string">
            <text:p>parity5</text:p>
          </table:table-cell>
          <table:table-cell office:value-type="float" office:value="71915" calcext:value-type="float">
            <text:p>71915</text:p>
          </table:table-cell>
          <table:table-cell office:value-type="float" office:value="71039" calcext:value-type="float">
            <text:p>71039</text:p>
          </table:table-cell>
          <table:table-cell office:value-type="float" office:value="71593" calcext:value-type="float">
            <text:p>71593</text:p>
          </table:table-cell>
          <table:table-cell office:value-type="float" office:value="69308" calcext:value-type="float">
            <text:p>69308</text:p>
          </table:table-cell>
          <table:table-cell office:value-type="float" office:value="67786" calcext:value-type="float">
            <text:p>67786</text:p>
          </table:table-cell>
          <table:table-cell office:value-type="float" office:value="68726" calcext:value-type="float">
            <text:p>68726</text:p>
          </table:table-cell>
          <table:table-cell office:value-type="float" office:value="69878" calcext:value-type="float">
            <text:p>69878</text:p>
          </table:table-cell>
          <table:table-cell office:value-type="float" office:value="67935" calcext:value-type="float">
            <text:p>67935</text:p>
          </table:table-cell>
          <table:table-cell office:value-type="float" office:value="69133" calcext:value-type="float">
            <text:p>69133</text:p>
          </table:table-cell>
          <table:table-cell office:value-type="float" office:value="69902" calcext:value-type="float">
            <text:p>69902</text:p>
          </table:table-cell>
          <table:table-cell office:value-type="float" office:value="68347" calcext:value-type="float">
            <text:p>68347</text:p>
          </table:table-cell>
          <table:table-cell table:formula="of:=AVERAGE( [.B24:.L24])" office:value-type="float" office:value="69596.5454545455" calcext:value-type="float">
            <text:p>69596,5454545455</text:p>
          </table:table-cell>
        </table:table-row>
        <table:table-row table:style-name="ro3">
          <table:table-cell office:value-type="string" calcext:value-type="string">
            <text:p>parity6</text:p>
          </table:table-cell>
          <table:table-cell office:value-type="float" office:value="6018" calcext:value-type="float">
            <text:p>6018</text:p>
          </table:table-cell>
          <table:table-cell office:value-type="float" office:value="6031" calcext:value-type="float">
            <text:p>6031</text:p>
          </table:table-cell>
          <table:table-cell office:value-type="float" office:value="5926" calcext:value-type="float">
            <text:p>5926</text:p>
          </table:table-cell>
          <table:table-cell office:value-type="float" office:value="6099" calcext:value-type="float">
            <text:p>6099</text:p>
          </table:table-cell>
          <table:table-cell office:value-type="float" office:value="6039" calcext:value-type="float">
            <text:p>6039</text:p>
          </table:table-cell>
          <table:table-cell office:value-type="float" office:value="6185" calcext:value-type="float">
            <text:p>6185</text:p>
          </table:table-cell>
          <table:table-cell office:value-type="float" office:value="6071" calcext:value-type="float">
            <text:p>6071</text:p>
          </table:table-cell>
          <table:table-cell office:value-type="float" office:value="5926" calcext:value-type="float">
            <text:p>5926</text:p>
          </table:table-cell>
          <table:table-cell office:value-type="float" office:value="6059" calcext:value-type="float">
            <text:p>6059</text:p>
          </table:table-cell>
          <table:table-cell office:value-type="float" office:value="6038" calcext:value-type="float">
            <text:p>6038</text:p>
          </table:table-cell>
          <table:table-cell office:value-type="float" office:value="6021" calcext:value-type="float">
            <text:p>6021</text:p>
          </table:table-cell>
          <table:table-cell table:formula="of:=AVERAGE( [.B25:.L25])" office:value-type="float" office:value="6037.54545454546" calcext:value-type="float">
            <text:p>6037,5454545455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table:style-name="ce1" office:value-type="string" calcext:value-type="string" table:number-columns-spanned="2" table:number-rows-spanned="1">
            <text:p>Tercera Lista de numeros </text:p>
          </table:table-cell>
          <table:covered-table-cell office:value-type="float" office:value="0" calcext:value-type="float">
            <text:p>0</text:p>
          </table:covered-table-cell>
          <table:table-cell table:number-columns-repeated="10"/>
          <table:table-cell office:value-type="string" calcext:value-type="string">
            <text:p>Promedio</text:p>
          </table:table-cell>
        </table:table-row>
        <table:table-row table:style-name="ro3">
          <table:table-cell office:value-type="string" calcext:value-type="string">
            <text:p>parity1</text:p>
          </table:table-cell>
          <table:table-cell office:value-type="float" office:value="172227" calcext:value-type="float">
            <text:p>172227</text:p>
          </table:table-cell>
          <table:table-cell office:value-type="float" office:value="176724" calcext:value-type="float">
            <text:p>176724</text:p>
          </table:table-cell>
          <table:table-cell office:value-type="float" office:value="179120" calcext:value-type="float">
            <text:p>179120</text:p>
          </table:table-cell>
          <table:table-cell office:value-type="float" office:value="218050" calcext:value-type="float">
            <text:p>218050</text:p>
          </table:table-cell>
          <table:table-cell office:value-type="float" office:value="200471" calcext:value-type="float">
            <text:p>200471</text:p>
          </table:table-cell>
          <table:table-cell office:value-type="float" office:value="176356" calcext:value-type="float">
            <text:p>176356</text:p>
          </table:table-cell>
          <table:table-cell office:value-type="float" office:value="177163" calcext:value-type="float">
            <text:p>177163</text:p>
          </table:table-cell>
          <table:table-cell office:value-type="float" office:value="177519" calcext:value-type="float">
            <text:p>177519</text:p>
          </table:table-cell>
          <table:table-cell office:value-type="float" office:value="177595" calcext:value-type="float">
            <text:p>177595</text:p>
          </table:table-cell>
          <table:table-cell office:value-type="float" office:value="177461" calcext:value-type="float">
            <text:p>177461</text:p>
          </table:table-cell>
          <table:table-cell office:value-type="float" office:value="173707" calcext:value-type="float">
            <text:p>173707</text:p>
          </table:table-cell>
          <table:table-cell table:formula="of:=AVERAGE( [.B28:.L28])" office:value-type="float" office:value="182399.363636364" calcext:value-type="float">
            <text:p>182399,363636364</text:p>
          </table:table-cell>
        </table:table-row>
        <table:table-row table:style-name="ro3">
          <table:table-cell office:value-type="string" calcext:value-type="string">
            <text:p>parity2</text:p>
          </table:table-cell>
          <table:table-cell office:value-type="float" office:value="99890" calcext:value-type="float">
            <text:p>99890</text:p>
          </table:table-cell>
          <table:table-cell office:value-type="float" office:value="98735" calcext:value-type="float">
            <text:p>98735</text:p>
          </table:table-cell>
          <table:table-cell office:value-type="float" office:value="96709" calcext:value-type="float">
            <text:p>96709</text:p>
          </table:table-cell>
          <table:table-cell office:value-type="float" office:value="136203" calcext:value-type="float">
            <text:p>136203</text:p>
          </table:table-cell>
          <table:table-cell office:value-type="float" office:value="158048" calcext:value-type="float">
            <text:p>158048</text:p>
          </table:table-cell>
          <table:table-cell office:value-type="float" office:value="96431" calcext:value-type="float">
            <text:p>96431</text:p>
          </table:table-cell>
          <table:table-cell office:value-type="float" office:value="96803" calcext:value-type="float">
            <text:p>96803</text:p>
          </table:table-cell>
          <table:table-cell office:value-type="float" office:value="98754" calcext:value-type="float">
            <text:p>98754</text:p>
          </table:table-cell>
          <table:table-cell office:value-type="float" office:value="96922" calcext:value-type="float">
            <text:p>96922</text:p>
          </table:table-cell>
          <table:table-cell office:value-type="float" office:value="97507" calcext:value-type="float">
            <text:p>97507</text:p>
          </table:table-cell>
          <table:table-cell office:value-type="float" office:value="97091" calcext:value-type="float">
            <text:p>97091</text:p>
          </table:table-cell>
          <table:table-cell table:formula="of:=AVERAGE( [.B29:.L29])" office:value-type="float" office:value="106644.818181818" calcext:value-type="float">
            <text:p>106644,818181818</text:p>
          </table:table-cell>
        </table:table-row>
        <table:table-row table:style-name="ro3">
          <table:table-cell office:value-type="string" calcext:value-type="string">
            <text:p>parity3</text:p>
          </table:table-cell>
          <table:table-cell office:value-type="float" office:value="98896" calcext:value-type="float">
            <text:p>98896</text:p>
          </table:table-cell>
          <table:table-cell office:value-type="float" office:value="99472" calcext:value-type="float">
            <text:p>99472</text:p>
          </table:table-cell>
          <table:table-cell office:value-type="float" office:value="108624" calcext:value-type="float">
            <text:p>108624</text:p>
          </table:table-cell>
          <table:table-cell office:value-type="float" office:value="137653" calcext:value-type="float">
            <text:p>137653</text:p>
          </table:table-cell>
          <table:table-cell office:value-type="float" office:value="140141" calcext:value-type="float">
            <text:p>140141</text:p>
          </table:table-cell>
          <table:table-cell office:value-type="float" office:value="98048" calcext:value-type="float">
            <text:p>98048</text:p>
          </table:table-cell>
          <table:table-cell office:value-type="float" office:value="109933" calcext:value-type="float">
            <text:p>109933</text:p>
          </table:table-cell>
          <table:table-cell office:value-type="float" office:value="97686" calcext:value-type="float">
            <text:p>97686</text:p>
          </table:table-cell>
          <table:table-cell office:value-type="float" office:value="98903" calcext:value-type="float">
            <text:p>98903</text:p>
          </table:table-cell>
          <table:table-cell office:value-type="float" office:value="101758" calcext:value-type="float">
            <text:p>101758</text:p>
          </table:table-cell>
          <table:table-cell office:value-type="float" office:value="97495" calcext:value-type="float">
            <text:p>97495</text:p>
          </table:table-cell>
          <table:table-cell table:formula="of:=AVERAGE( [.B30:.L30])" office:value-type="float" office:value="108055.363636364" calcext:value-type="float">
            <text:p>108055,363636364</text:p>
          </table:table-cell>
        </table:table-row>
        <table:table-row table:style-name="ro3">
          <table:table-cell office:value-type="string" calcext:value-type="string">
            <text:p>parity4</text:p>
          </table:table-cell>
          <table:table-cell office:value-type="float" office:value="31974" calcext:value-type="float">
            <text:p>31974</text:p>
          </table:table-cell>
          <table:table-cell office:value-type="float" office:value="34815" calcext:value-type="float">
            <text:p>34815</text:p>
          </table:table-cell>
          <table:table-cell office:value-type="float" office:value="35178" calcext:value-type="float">
            <text:p>35178</text:p>
          </table:table-cell>
          <table:table-cell office:value-type="float" office:value="40650" calcext:value-type="float">
            <text:p>40650</text:p>
          </table:table-cell>
          <table:table-cell office:value-type="float" office:value="39926" calcext:value-type="float">
            <text:p>39926</text:p>
          </table:table-cell>
          <table:table-cell office:value-type="float" office:value="32513" calcext:value-type="float">
            <text:p>32513</text:p>
          </table:table-cell>
          <table:table-cell office:value-type="float" office:value="34952" calcext:value-type="float">
            <text:p>34952</text:p>
          </table:table-cell>
          <table:table-cell office:value-type="float" office:value="31513" calcext:value-type="float">
            <text:p>31513</text:p>
          </table:table-cell>
          <table:table-cell office:value-type="float" office:value="33223" calcext:value-type="float">
            <text:p>33223</text:p>
          </table:table-cell>
          <table:table-cell office:value-type="float" office:value="33014" calcext:value-type="float">
            <text:p>33014</text:p>
          </table:table-cell>
          <table:table-cell office:value-type="float" office:value="33526" calcext:value-type="float">
            <text:p>33526</text:p>
          </table:table-cell>
          <table:table-cell table:formula="of:=AVERAGE( [.B31:.L31])" office:value-type="float" office:value="34662.1818181818" calcext:value-type="float">
            <text:p>34662,1818181818</text:p>
          </table:table-cell>
        </table:table-row>
        <table:table-row table:style-name="ro3">
          <table:table-cell office:value-type="string" calcext:value-type="string">
            <text:p>parity5</text:p>
          </table:table-cell>
          <table:table-cell office:value-type="float" office:value="71687" calcext:value-type="float">
            <text:p>71687</text:p>
          </table:table-cell>
          <table:table-cell office:value-type="float" office:value="70047" calcext:value-type="float">
            <text:p>70047</text:p>
          </table:table-cell>
          <table:table-cell office:value-type="float" office:value="69818" calcext:value-type="float">
            <text:p>69818</text:p>
          </table:table-cell>
          <table:table-cell office:value-type="float" office:value="100347" calcext:value-type="float">
            <text:p>100347</text:p>
          </table:table-cell>
          <table:table-cell office:value-type="float" office:value="91335" calcext:value-type="float">
            <text:p>91335</text:p>
          </table:table-cell>
          <table:table-cell office:value-type="float" office:value="69970" calcext:value-type="float">
            <text:p>69970</text:p>
          </table:table-cell>
          <table:table-cell office:value-type="float" office:value="69343" calcext:value-type="float">
            <text:p>69343</text:p>
          </table:table-cell>
          <table:table-cell office:value-type="float" office:value="69590" calcext:value-type="float">
            <text:p>69590</text:p>
          </table:table-cell>
          <table:table-cell office:value-type="float" office:value="68115" calcext:value-type="float">
            <text:p>68115</text:p>
          </table:table-cell>
          <table:table-cell office:value-type="float" office:value="69093" calcext:value-type="float">
            <text:p>69093</text:p>
          </table:table-cell>
          <table:table-cell office:value-type="float" office:value="67800" calcext:value-type="float">
            <text:p>67800</text:p>
          </table:table-cell>
          <table:table-cell table:formula="of:=AVERAGE( [.B32:.L32])" office:value-type="float" office:value="74285.9090909091" calcext:value-type="float">
            <text:p>74285,9090909091</text:p>
          </table:table-cell>
        </table:table-row>
        <table:table-row table:style-name="ro3">
          <table:table-cell office:value-type="string" calcext:value-type="string">
            <text:p>parity6</text:p>
          </table:table-cell>
          <table:table-cell office:value-type="float" office:value="6068" calcext:value-type="float">
            <text:p>6068</text:p>
          </table:table-cell>
          <table:table-cell office:value-type="float" office:value="6069" calcext:value-type="float">
            <text:p>6069</text:p>
          </table:table-cell>
          <table:table-cell office:value-type="float" office:value="5980" calcext:value-type="float">
            <text:p>5980</text:p>
          </table:table-cell>
          <table:table-cell office:value-type="float" office:value="7300" calcext:value-type="float">
            <text:p>7300</text:p>
          </table:table-cell>
          <table:table-cell office:value-type="float" office:value="12650" calcext:value-type="float">
            <text:p>12650</text:p>
          </table:table-cell>
          <table:table-cell office:value-type="float" office:value="6128" calcext:value-type="float">
            <text:p>6128</text:p>
          </table:table-cell>
          <table:table-cell office:value-type="float" office:value="6153" calcext:value-type="float">
            <text:p>6153</text:p>
          </table:table-cell>
          <table:table-cell office:value-type="float" office:value="6131" calcext:value-type="float">
            <text:p>6131</text:p>
          </table:table-cell>
          <table:table-cell office:value-type="float" office:value="7101" calcext:value-type="float">
            <text:p>7101</text:p>
          </table:table-cell>
          <table:table-cell office:value-type="float" office:value="6100" calcext:value-type="float">
            <text:p>6100</text:p>
          </table:table-cell>
          <table:table-cell office:value-type="float" office:value="5923" calcext:value-type="float">
            <text:p>5923</text:p>
          </table:table-cell>
          <table:table-cell table:formula="of:=AVERAGE( [.B33:.L33])" office:value-type="float" office:value="6873" calcext:value-type="float">
            <text:p>6873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table:style-name="ce2" office:value-type="string" calcext:value-type="string">
            <text:p>Segunda</text:p>
          </table:table-cell>
          <table:table-cell table:style-name="ce2" office:value-type="string" calcext:value-type="string">
            <text:p>Tercera</text:p>
          </table:table-cell>
          <table:table-cell table:style-name="ce2" office:value-type="string" calcext:value-type="string">
            <text:p>Cuart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rity1</text:p>
          </table:table-cell>
          <table:table-cell/>
          <table:table-cell table:formula="of:=AVERAGE( [.B12:.L12])" office:value-type="float" office:value="183665.727272727" calcext:value-type="float">
            <text:p>183665,727272727</text:p>
          </table:table-cell>
          <table:table-cell table:formula="of:=AVERAGE( [.B20:.L20])" office:value-type="float" office:value="177556.727272727" calcext:value-type="float">
            <text:p>177556,727272727</text:p>
          </table:table-cell>
          <table:table-cell table:formula="of:=AVERAGE( [.B28:.L28])" office:value-type="float" office:value="182399.363636364" calcext:value-type="float">
            <text:p>182399,3636363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rity2</text:p>
          </table:table-cell>
          <table:table-cell/>
          <table:table-cell table:formula="of:=AVERAGE( [.B13:.L13])" office:value-type="float" office:value="103080.818181818" calcext:value-type="float">
            <text:p>103080,818181818</text:p>
          </table:table-cell>
          <table:table-cell table:formula="of:=AVERAGE( [.B21:.L21])" office:value-type="float" office:value="97637.9090909091" calcext:value-type="float">
            <text:p>97637,9090909091</text:p>
          </table:table-cell>
          <table:table-cell table:formula="of:=AVERAGE( [.B29:.L29])" office:value-type="float" office:value="106644.818181818" calcext:value-type="float">
            <text:p>106644,8181818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rity3</text:p>
          </table:table-cell>
          <table:table-cell/>
          <table:table-cell table:formula="of:=AVERAGE( [.B14:.L14])" office:value-type="float" office:value="103523.727272727" calcext:value-type="float">
            <text:p>103523,727272727</text:p>
          </table:table-cell>
          <table:table-cell table:formula="of:=AVERAGE( [.B22:.L22])" office:value-type="float" office:value="100752.363636364" calcext:value-type="float">
            <text:p>100752,363636364</text:p>
          </table:table-cell>
          <table:table-cell table:formula="of:=AVERAGE( [.B30:.L30])" office:value-type="float" office:value="108055.363636364" calcext:value-type="float">
            <text:p>108055,3636363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rity4</text:p>
          </table:table-cell>
          <table:table-cell/>
          <table:table-cell table:formula="of:=AVERAGE( [.B15:.L15])" office:value-type="float" office:value="34122.7272727273" calcext:value-type="float">
            <text:p>34122,7272727273</text:p>
          </table:table-cell>
          <table:table-cell table:formula="of:=AVERAGE( [.B23:.L23])" office:value-type="float" office:value="32079.3636363636" calcext:value-type="float">
            <text:p>32079,3636363636</text:p>
          </table:table-cell>
          <table:table-cell table:formula="of:=AVERAGE( [.B31:.L31])" office:value-type="float" office:value="34662.1818181818" calcext:value-type="float">
            <text:p>34662,181818181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rity5</text:p>
          </table:table-cell>
          <table:table-cell/>
          <table:table-cell table:formula="of:=AVERAGE( [.B16:.L16])" office:value-type="float" office:value="72914.3636363636" calcext:value-type="float">
            <text:p>72914,3636363636</text:p>
          </table:table-cell>
          <table:table-cell table:formula="of:=AVERAGE( [.B24:.L24])" office:value-type="float" office:value="69596.5454545455" calcext:value-type="float">
            <text:p>69596,5454545455</text:p>
          </table:table-cell>
          <table:table-cell table:formula="of:=AVERAGE( [.B32:.L32])" office:value-type="float" office:value="74285.9090909091" calcext:value-type="float">
            <text:p>74285,909090909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arity6</text:p>
          </table:table-cell>
          <table:table-cell/>
          <table:table-cell table:formula="of:=AVERAGE( [.B17:.L17])" office:value-type="float" office:value="6318.09090909091" calcext:value-type="float">
            <text:p>6318,0909090909</text:p>
          </table:table-cell>
          <table:table-cell table:formula="of:=AVERAGE( [.B25:.L25])" office:value-type="float" office:value="6037.54545454546" calcext:value-type="float">
            <text:p>6037,5454545455</text:p>
          </table:table-cell>
          <table:table-cell table:formula="of:=AVERAGE( [.B33:.L33])" office:value-type="float" office:value="6873" calcext:value-type="float">
            <text:p>687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6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20:59:08.31187652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30T12:17:12.139076309</meta:creation-date>
    <dc:date>2015-11-29T21:00:23.198482459</dc:date>
    <meta:editing-duration>PT18M56S</meta:editing-duration>
    <meta:editing-cycles>5</meta:editing-cycles>
    <meta:generator>LibreOffice/5.0.2.2$Linux_X86_64 LibreOffice_project/00m0$Build-2</meta:generator>
    <meta:document-statistic meta:table-count="1" meta:cell-count="2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bottom" svg:x="3.269cm" svg:y="8.217cm" style:legend-expansion="wide" chart:style-name="ch2"/>
        <chart:plot-area chart:style-name="ch3" table:cell-range-address="Hoja1.B36:Hoja1.E42 Hoja1.A37:Hoja1.A42" chart:data-source-has-labels="both" svg:x="0.32cm" svg:y="0.18cm" svg:width="15.36cm" svg:height="7.8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97cm" svg:y="0.199cm" svg:width="13.327cm" svg:height="7.1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Hoja1.B36:Hoja1.E3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Hoja1.B37:Hoja1.E37" chart:label-cell-address="Hoja1.A37:Hoja1.A37" chart:class="chart:bar">
            <chart:data-point chart:repeated="4"/>
          </chart:series>
          <chart:series chart:style-name="ch8" chart:values-cell-range-address="Hoja1.B38:Hoja1.E38" chart:label-cell-address="Hoja1.A38:Hoja1.A38" chart:class="chart:bar">
            <chart:data-point chart:repeated="4"/>
          </chart:series>
          <chart:series chart:style-name="ch9" chart:values-cell-range-address="Hoja1.B39:Hoja1.E39" chart:label-cell-address="Hoja1.A39:Hoja1.A39" chart:class="chart:bar">
            <chart:data-point chart:repeated="4"/>
          </chart:series>
          <chart:series chart:style-name="ch10" chart:values-cell-range-address="Hoja1.B40:Hoja1.E40" chart:label-cell-address="Hoja1.A40:Hoja1.A40" chart:class="chart:bar">
            <chart:data-point chart:repeated="4"/>
          </chart:series>
          <chart:series chart:style-name="ch11" chart:values-cell-range-address="Hoja1.B41:Hoja1.E41" chart:label-cell-address="Hoja1.A41:Hoja1.A41" chart:class="chart:bar">
            <chart:data-point chart:repeated="4"/>
          </chart:series>
          <chart:series chart:style-name="ch12" chart:values-cell-range-address="Hoja1.B42:Hoja1.E42" chart:label-cell-address="Hoja1.A42:Hoja1.A42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B36:Hoja1.E36</svg:desc>
                </draw:g>
              </table:table-cell>
              <table:table-cell office:value-type="string">
                <text:p>Segunda</text:p>
              </table:table-cell>
              <table:table-cell office:value-type="string">
                <text:p>Tercera</text:p>
              </table:table-cell>
              <table:table-cell office:value-type="string">
                <text:p>Cuarta</text:p>
              </table:table-cell>
            </table:table-row>
          </table:table-header-rows>
          <table:table-rows>
            <table:table-row>
              <table:table-cell office:value-type="string">
                <text:p>parity1</text:p>
                <draw:g>
                  <svg:desc>Hoja1.A37:Hoja1.A37</svg:desc>
                </draw:g>
              </table:table-cell>
              <table:table-cell office:value-type="float" office:value="NaN">
                <text:p>NaN</text:p>
                <draw:g>
                  <svg:desc>Hoja1.B37:Hoja1.E37</svg:desc>
                </draw:g>
              </table:table-cell>
              <table:table-cell office:value-type="float" office:value="183665.727272727">
                <text:p>183665.727272727</text:p>
              </table:table-cell>
              <table:table-cell office:value-type="float" office:value="177556.727272727">
                <text:p>177556.727272727</text:p>
              </table:table-cell>
              <table:table-cell office:value-type="float" office:value="182399.363636364">
                <text:p>182399.363636364</text:p>
              </table:table-cell>
            </table:table-row>
            <table:table-row>
              <table:table-cell office:value-type="string">
                <text:p>parity2</text:p>
                <draw:g>
                  <svg:desc>Hoja1.A38:Hoja1.A38</svg:desc>
                </draw:g>
              </table:table-cell>
              <table:table-cell office:value-type="float" office:value="NaN">
                <text:p>NaN</text:p>
                <draw:g>
                  <svg:desc>Hoja1.B38:Hoja1.E38</svg:desc>
                </draw:g>
              </table:table-cell>
              <table:table-cell office:value-type="float" office:value="103080.818181818">
                <text:p>103080.818181818</text:p>
              </table:table-cell>
              <table:table-cell office:value-type="float" office:value="97637.9090909091">
                <text:p>97637.9090909091</text:p>
              </table:table-cell>
              <table:table-cell office:value-type="float" office:value="106644.818181818">
                <text:p>106644.818181818</text:p>
              </table:table-cell>
            </table:table-row>
            <table:table-row>
              <table:table-cell office:value-type="string">
                <text:p>parity3</text:p>
                <draw:g>
                  <svg:desc>Hoja1.A39:Hoja1.A39</svg:desc>
                </draw:g>
              </table:table-cell>
              <table:table-cell office:value-type="float" office:value="NaN">
                <text:p>NaN</text:p>
                <draw:g>
                  <svg:desc>Hoja1.B39:Hoja1.E39</svg:desc>
                </draw:g>
              </table:table-cell>
              <table:table-cell office:value-type="float" office:value="103523.727272727">
                <text:p>103523.727272727</text:p>
              </table:table-cell>
              <table:table-cell office:value-type="float" office:value="100752.363636364">
                <text:p>100752.363636364</text:p>
              </table:table-cell>
              <table:table-cell office:value-type="float" office:value="108055.363636364">
                <text:p>108055.363636364</text:p>
              </table:table-cell>
            </table:table-row>
            <table:table-row>
              <table:table-cell office:value-type="string">
                <text:p>parity4</text:p>
                <draw:g>
                  <svg:desc>Hoja1.A40:Hoja1.A40</svg:desc>
                </draw:g>
              </table:table-cell>
              <table:table-cell office:value-type="float" office:value="NaN">
                <text:p>NaN</text:p>
                <draw:g>
                  <svg:desc>Hoja1.B40:Hoja1.E40</svg:desc>
                </draw:g>
              </table:table-cell>
              <table:table-cell office:value-type="float" office:value="34122.7272727273">
                <text:p>34122.7272727273</text:p>
              </table:table-cell>
              <table:table-cell office:value-type="float" office:value="32079.3636363636">
                <text:p>32079.3636363636</text:p>
              </table:table-cell>
              <table:table-cell office:value-type="float" office:value="34662.1818181818">
                <text:p>34662.1818181818</text:p>
              </table:table-cell>
            </table:table-row>
            <table:table-row>
              <table:table-cell office:value-type="string">
                <text:p>parity5</text:p>
                <draw:g>
                  <svg:desc>Hoja1.A41:Hoja1.A41</svg:desc>
                </draw:g>
              </table:table-cell>
              <table:table-cell office:value-type="float" office:value="NaN">
                <text:p>NaN</text:p>
                <draw:g>
                  <svg:desc>Hoja1.B41:Hoja1.E41</svg:desc>
                </draw:g>
              </table:table-cell>
              <table:table-cell office:value-type="float" office:value="72914.3636363636">
                <text:p>72914.3636363636</text:p>
              </table:table-cell>
              <table:table-cell office:value-type="float" office:value="69596.5454545455">
                <text:p>69596.5454545455</text:p>
              </table:table-cell>
              <table:table-cell office:value-type="float" office:value="74285.9090909091">
                <text:p>74285.9090909091</text:p>
              </table:table-cell>
            </table:table-row>
            <table:table-row>
              <table:table-cell office:value-type="string">
                <text:p>parity6</text:p>
                <draw:g>
                  <svg:desc>Hoja1.A42:Hoja1.A42</svg:desc>
                </draw:g>
              </table:table-cell>
              <table:table-cell office:value-type="float" office:value="NaN">
                <text:p>NaN</text:p>
                <draw:g>
                  <svg:desc>Hoja1.B42:Hoja1.E42</svg:desc>
                </draw:g>
              </table:table-cell>
              <table:table-cell office:value-type="float" office:value="6318.09090909091">
                <text:p>6318.09090909091</text:p>
              </table:table-cell>
              <table:table-cell office:value-type="float" office:value="6037.54545454546">
                <text:p>6037.54545454546</text:p>
              </table:table-cell>
              <table:table-cell office:value-type="float" office:value="6873">
                <text:p>6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